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erif" svg:font-family="'Liberation Serif'" style:font-family-generic="roman"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 las diferencias entre un BEAN y un POJO ¿Son lo mismo? ¿Un BEAN es un POJO? ¿Un POJO es un BEAN?</text:p>
      <text:p text:style-name="Standard">Un bean es un objeto Java que es autocontenido y que se puede administrar fácilmente en un contenedor de Spring. Un bean tiene un nombre único, una interfaz de programación de aplicaciones (API) bien definida y una implementación de esa API. Los beans se crean y administran automáticamente por el contenedor de Spring, lo que facilita el desarrollo y la prueba de aplicaciones Java.</text:p>
      <text:p text:style-name="Standard"/>
      <text:p text:style-name="Standard">Un POJO es un objeto Java simple que no tiene ninguna dependencia de otros objetos. Los POJOs suelen ser utilizados por los frameworks de desarrollo web para crear objetos de datos que se pueden almacenar en la memoria o en una base de da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Helvetica Neue', sans-serif"/>
    <style:font-face style:name="Liberation Serif" svg:font-family="'Liberation Serif'" style:font-family-generic="roman"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8T13:23:40.943000000</dc:date>
    <meta:editing-duration>PT1M8S</meta:editing-duration>
    <meta:editing-cycles>1</meta:editing-cycles>
    <meta:document-statistic meta:table-count="0" meta:image-count="0" meta:object-count="0" meta:page-count="1" meta:paragraph-count="3" meta:word-count="130" meta:character-count="729" meta:non-whitespace-character-count="602"/>
    <meta:generator>LibreOffice/7.4.7.2$Windows_X86_64 LibreOffice_project/723314e595e8007d3cf785c16538505a1c878ca5</meta:generator>
  </office:meta>
</office:document-meta>
</file>